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1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006cm"/>
    </style:style>
    <style:style style:name="co8" style:family="table-column">
      <style:table-column-properties fo:break-before="auto" style:column-width="13.91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365cm"/>
    </style:style>
    <style:style style:name="co13" style:family="table-column">
      <style:table-column-properties fo:break-before="auto" style:column-width="5.002cm"/>
    </style:style>
    <style:style style:name="co14" style:family="table-column">
      <style:table-column-properties fo:break-before="auto" style:column-width="1.448cm"/>
    </style:style>
    <style:style style:name="co15" style:family="table-column">
      <style:table-column-properties fo:break-before="auto" style:column-width="1.558cm"/>
    </style:style>
    <style:style style:name="co16" style:family="table-column">
      <style:table-column-properties fo:break-before="auto" style:column-width="1.229cm"/>
    </style:style>
    <style:style style:name="co17" style:family="table-column">
      <style:table-column-properties fo:break-before="auto" style:column-width="1.722cm"/>
    </style:style>
    <style:style style:name="co18" style:family="table-column">
      <style:table-column-properties fo:break-before="auto" style:column-width="2.05cm"/>
    </style:style>
    <style:style style:name="co19" style:family="table-column">
      <style:table-column-properties fo:break-before="auto" style:column-width="1.748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1.475cm"/>
    </style:style>
    <style:style style:name="co22" style:family="table-column">
      <style:table-column-properties fo:break-before="auto" style:column-width="1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2006-2009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10-2013" table:style-name="ta1" table:print="false"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Jan-May redone <text:s/>due to summary plot NaN problems</text:p>
          </table:table-cell>
          <table:table-cell table:number-columns-repeated="1005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End of ACE SWE: 2010-10-09 (have OMNI after this)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DDS files corrupt for 12-13 and 12-14.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End of TCOR: 2011-08-31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one not del</text:p>
          </table:table-cell>
          <table:table-cell/>
          <table:table-cell office:value-type="string">
            <text:p>ACE_SWE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EDI PP: 2011-09-30</text:p>
          </table:table-cell>
          <table:table-cell table:number-columns-repeated="1005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one not del</text:p>
          </table:table-cell>
          <table:table-cell/>
          <table:table-cell office:value-type="string">
            <text:p>ACE_SWE,EDI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FGM UP: 2011-10-31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one not del</text:p>
          </table:table-cell>
          <table:table-cell/>
          <table:table-cell office:value-type="string">
            <text:p>ACE_ALL,EDI,FGM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MFI: 2011-11-18 <text:s/>End of CIS PP: 111130</text:p>
          </table:table-cell>
          <table:table-cell table:number-columns-repeated="1005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one not del</text:p>
          </table:table-cell>
          <table:table-cell/>
          <table:table-cell office:value-type="string">
            <text:p>ACE_ALL,EDI,FGM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OMNI: 2011-12-31</text:p>
          </table:table-cell>
          <table:table-cell table:number-columns-repeated="100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1:1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2-02-27T11:10:15</dc:date>
    <meta:editing-duration>PT853H14M24S</meta:editing-duration>
    <meta:editing-cycles>61</meta:editing-cycles>
    <meta:generator>OpenOffice.org/3.2$Unix OpenOffice.org_project/320m12$Build-9483</meta:generator>
    <meta:document-statistic meta:table-count="3" meta:cell-count="591" meta:object-count="0"/>
  </office:meta>
</office:document-meta>
</file>